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681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List_20_Paragraph">
      <style:text-properties style:font-name="Arial" fo:font-size="10pt" fo:language="es" fo:country="ES" style:font-size-asian="10pt" style:font-name-complex="Arial1" style:font-size-complex="10pt"/>
    </style:style>
    <style:style style:name="P4" style:family="paragraph" style:parent-style-name="List_20_Paragraph">
      <style:paragraph-properties fo:text-align="justify" style:justify-single-word="false"/>
      <style:text-properties style:font-name="Arial" fo:font-size="10pt" fo:language="es" fo:country="ES" style:font-size-asian="10pt" style:font-name-complex="Arial1" style:font-size-complex="10pt"/>
    </style:style>
    <style:style style:name="P5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es" fo:country="ES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 fo:orphans="0" fo:widows="0"/>
    </style:style>
    <style:style style:name="P7" style:family="paragraph" style:parent-style-name="Standard">
      <style:paragraph-properties fo:orphans="0" fo:widows="0"/>
      <style:text-properties style:font-name="Century Gothic" fo:language="es" fo:country="ES"/>
    </style:style>
    <style:style style:name="P8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Arial" fo:language="es" fo:country="ES" fo:font-weight="bold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" fo:language="es" fo:country="ES" fo:font-weight="bold" style:font-weight-asian="bold" style:font-name-complex="Arial1" style:font-weight-complex="bold"/>
    </style:style>
    <style:style style:name="P10" style:family="paragraph" style:parent-style-name="Header">
      <style:text-properties style:font-name="Arial" fo:font-size="10pt" fo:language="es" fo:country="ES" style:font-size-asian="10pt" style:font-name-complex="Arial1" style:font-size-complex="10pt"/>
    </style:style>
    <style:style style:name="P11" style:family="paragraph" style:parent-style-name="List_20_Paragraph">
      <style:text-properties style:font-name="Arial" fo:font-size="10pt" fo:language="es" fo:country="ES" fo:font-weight="bold" style:font-size-asian="10pt" style:font-weight-asian="bold" style:font-name-complex="Arial1" style:font-size-complex="10pt"/>
    </style:style>
    <style:style style:name="P12" style:family="paragraph" style:parent-style-name="List_20_Paragraph">
      <style:text-properties style:font-name="Arial" fo:font-size="10pt" fo:language="es" fo:country="ES" style:font-size-asian="10pt" style:font-name-complex="Arial1" style:font-size-complex="10pt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style:font-name="Arial" fo:font-size="10pt" fo:language="es" fo:country="ES" style:font-size-asian="10pt" style:font-name-complex="Arial1" style:font-size-complex="10pt"/>
    </style:style>
    <style:style style:name="P14" style:family="paragraph" style:parent-style-name="List_20_Paragraph" style:list-style-name="WWNum5">
      <style:text-properties style:font-name="Arial" fo:font-size="10pt" fo:language="es" fo:country="ES" style:font-size-asian="10pt" style:font-name-complex="Arial1" style:font-size-complex="10pt"/>
    </style:style>
    <style:style style:name="P15" style:family="paragraph" style:parent-style-name="List_20_Paragraph" style:list-style-name="WWNum1">
      <style:text-properties style:font-name="Arial" fo:font-size="10pt" fo:language="es" fo:country="ES" style:font-size-asian="10pt" style:font-name-complex="Arial1" style:font-size-complex="10pt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Arial" fo:font-size="10pt" fo:language="es" fo:country="ES" officeooo:rsid="002264d6" officeooo:paragraph-rsid="002264d6" style:font-size-asian="10pt" style:font-name-complex="Arial1" style:font-size-complex="10pt"/>
    </style:style>
    <style:style style:name="P17" style:family="paragraph" style:parent-style-name="List_20_Paragraph" style:list-style-name="WWNum5">
      <style:text-properties style:font-name="Arial" fo:font-size="10pt" style:font-size-asian="10pt" style:font-name-complex="Arial1" style:font-size-complex="10pt"/>
    </style:style>
    <style:style style:name="P18" style:family="paragraph" style:parent-style-name="List_20_Paragraph" style:list-style-name="WWNum5">
      <style:text-properties style:font-name="Arial" fo:font-size="10.5pt" fo:background-color="#f8f9fa" style:font-size-asian="10.5pt" style:font-name-complex="Arial1" style:font-size-complex="10.5pt"/>
    </style:style>
    <style:style style:name="P19" style:family="paragraph" style:parent-style-name="List_20_Paragraph" style:list-style-name="WWNum5"/>
    <style:style style:name="T1" style:family="text">
      <style:text-properties style:font-name="Arial" fo:font-size="10pt" fo:language="es" fo:country="ES" style:font-size-asian="10pt" style:font-name-complex="Arial1" style:font-size-complex="10pt"/>
    </style:style>
    <style:style style:name="T2" style:family="text">
      <style:text-properties style:font-name="Arial" fo:font-size="10pt" fo:language="es" fo:country="ES" officeooo:rsid="001f1765" style:font-size-asian="10pt" style:font-name-complex="Arial1" style:font-size-complex="10pt"/>
    </style:style>
    <style:style style:name="T3" style:family="text">
      <style:text-properties style:font-name="Arial" fo:language="es" fo:country="ES" fo:font-weight="bold" style:font-weight-asian="bold" style:font-name-complex="Arial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be5f" style:font-weight-asian="bold" style:font-weight-complex="bold"/>
    </style:style>
    <style:style style:name="T6" style:family="text">
      <style:text-properties fo:font-weight="bold" officeooo:rsid="002264d6" style:font-weight-asian="bold" style:font-weight-complex="bold"/>
    </style:style>
    <style:style style:name="T7" style:family="text">
      <style:text-properties fo:font-weight="bold" officeooo:rsid="0022dffa" style:font-weight-asian="bold" style:font-weight-complex="bold"/>
    </style:style>
    <style:style style:name="T8" style:family="text">
      <style:text-properties fo:font-weight="bold" officeooo:rsid="002433c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Sistemas informáticos.</text:p>
            <text:p text:style-name="P9">UD 7 – Conceptos de servicios.</text:p>
            <text:p text:style-name="P6"><text:span text:style-name="T3">Práctica 7</text:span><text:bookmark text:name="_GoBack"/><text:span text:style-name="T3">.1</text:span></text:p>
            <text:p text:style-name="P7"/>
          </table:table-cell>
        </table:table-row>
      </table:table>
      <text:p text:style-name="P2"/>
      <text:p text:style-name="P11">Averías</text:p>
      <text:p text:style-name="P3"/>
      <text:p text:style-name="P3">Buscar a que se deben estas posibles averías.</text:p>
      <text:p text:style-name="P3"/>
      <text:list xml:id="list1444132217" text:style-name="WWNum1">
        <text:list-item>
          <text:p text:style-name="P13">En una red Windows, si no tenemos conexión a internet, y la ip del equipo es dinámica y da una ip 169.254.X.X/16 (por ejemplo 169.254.127.169/16, ¿cuál puede ser la avería? <text:span text:style-name="T4"><text:s/></text:span><text:span text:style-name="T5">Una de las averías más usuales, para dejar de tener conexión a internet, suele encontrarse en la configuración de nuestro servidor DNS. </text:span><text:span text:style-name="T6">Por defecto, Windows suele utilizar el servidor definido/suministrado por nuestro router/puerta de enlace y este puede saturarse y dejar de funcionar con mayor frecuencia y probabilidad. Para tratar de solucionarlo/descartarlo, podemos configurar los servidores DNS suministrados y mantenidos por Google (8.8.8.8. y 4.4.8.8.)</text:span></text:p>
        </text:list-item>
      </text:list>
      <text:p text:style-name="P16"/>
      <text:p text:style-name="P3"/>
      <text:list xml:id="list135003037072246" text:continue-numbering="true" text:style-name="WWNum1">
        <text:list-item>
          <text:p text:style-name="P13">Si comprobamos que no tenemos conectividad con la red externa, pero si con los equipos de nuestra red, ¿cuál puede ser la avería? <text:span text:style-name="T7">En este caso, una de las averías más usuales suele deberse a un fallo/corte de servicio por parte de la central de distribución o la línea, que utilice o posea nuestra empresa suministradora. Para confirmar/descartar dicho supuesto, podemos acceder al portal de administración de nuestro router (normalmente desde la dirección 192.168.1.1) y apreciar que el puerto WAN de nuestro router no está recibiendo señal, consultar el estado y las averías de dicha operadora en nuestra zona (desde otro dispositivo con acceso) o contactar con el número de servicio técnico de nuestra “operadora”, donde seguramente nos informarán de primeras.</text:span></text:p>
        </text:list-item>
      </text:list>
      <text:p text:style-name="P4"/>
      <text:p text:style-name="P4"/>
      <text:list xml:id="list135001676329705" text:continue-numbering="true" text:style-name="WWNum1">
        <text:list-item>
          <text:p text:style-name="P13">Si desde un equipo cliente, no realizamos ping a un dominio por su nemónico (por ejemplo google.es), pero el ping a una ip si hay conectividad (por ejemplo 8.8.8.8), ¿cuál puede ser la avería? <text:span text:style-name="T8">Esta fallando el direccionamiento mediante el servidor DNS que estemos utilizando.</text:span></text:p>
        </text:list-item>
      </text:list>
      <text:p text:style-name="P4"/>
      <text:p text:style-name="P11">Comandos</text:p>
      <text:p text:style-name="P3"/>
      <text:list xml:id="list135002276006920" text:continue-numbering="true" text:style-name="WWNum1">
        <text:list-item>
          <text:p text:style-name="P13">De los siguientes comandos especificar el sistema operativo y cual para que se emplea:</text:p>
        </text:list-item>
      </text:list>
      <text:p text:style-name="P3"/>
      <text:list xml:id="list806391521" text:style-name="WWNum5">
        <text:list-item>
          <text:p text:style-name="P14">ping</text:p>
        </text:list-item>
        <text:list-item>
          <text:p text:style-name="P14">ipconfig</text:p>
        </text:list-item>
        <text:list-item>
          <text:p text:style-name="P14">ipconfig /renew</text:p>
        </text:list-item>
        <text:list-item>
          <text:p text:style-name="P14">ipconfig /flushdns</text:p>
        </text:list-item>
        <text:list-item>
          <text:p text:style-name="P14">ipconfig /displaydns</text:p>
        </text:list-item>
        <text:list-item>
          <text:p text:style-name="P14">ifconfig</text:p>
        </text:list-item>
        <text:list-item>
          <text:p text:style-name="P14">tracert</text:p>
        </text:list-item>
        <text:list-item>
          <text:p text:style-name="P14">traceroute</text:p>
        </text:list-item>
        <text:list-item>
          <text:p text:style-name="P14">ip address show</text:p>
        </text:list-item>
        <text:list-item>
          <text:p text:style-name="P14">netstat -a</text:p>
        </text:list-item>
        <text:list-item>
          <text:p text:style-name="P14">dig </text:p>
        </text:list-item>
        <text:list-item>
          <text:p text:style-name="P14">nslookup</text:p>
        </text:list-item>
        <text:list-item>
          <text:p text:style-name="P14">whois</text:p>
        </text:list-item>
        <text:list-item>
          <text:p text:style-name="P14">netsh</text:p>
        </text:list-item>
      </text:list>
      <text:p text:style-name="P3"/>
      <text:p text:style-name="P11">Programas o herramientas</text:p>
      <text:p text:style-name="P3"/>
      <text:list xml:id="list135001627789429" text:continue-list="list135002276006920" text:style-name="WWNum1">
        <text:list-item>
          <text:p text:style-name="P15"><text:soft-page-break/>Determina para que se utilizan las siguientes herramientas:</text:p>
        </text:list-item>
      </text:list>
      <text:p text:style-name="P3"/>
      <text:list xml:id="list135003627914388" text:continue-list="list806391521" text:style-name="WWNum5">
        <text:list-item>
          <text:p text:style-name="P14">vsftpd</text:p>
        </text:list-item>
        <text:list-item>
          <text:p text:style-name="P14">apache</text:p>
        </text:list-item>
        <text:list-item>
          <text:p text:style-name="P14">nginx</text:p>
        </text:list-item>
        <text:list-item>
          <text:p text:style-name="P14">xampp</text:p>
        </text:list-item>
        <text:list-item>
          <text:p text:style-name="P14">bind</text:p>
        </text:list-item>
        <text:list-item>
          <text:p text:style-name="P14">isc-dhcp-server</text:p>
        </text:list-item>
        <text:list-item>
          <text:p text:style-name="P14">Filezilla cliente</text:p>
        </text:list-item>
        <text:list-item>
          <text:p text:style-name="P14">Filezilla servidor</text:p>
        </text:list-item>
        <text:list-item>
          <text:p text:style-name="P17">IIS (internet informInternet Information Services)</text:p>
        </text:list-item>
        <text:list-item>
          <text:p text:style-name="P14">ProFTPd</text:p>
        </text:list-item>
        <text:list-item>
          <text:p text:style-name="P14">Squid</text:p>
        </text:list-item>
      </text:list>
      <text:p text:style-name="P3"/>
      <text:p text:style-name="P11">Conceptos</text:p>
      <text:p text:style-name="P3"/>
      <text:list xml:id="list135002639171247" text:continue-list="list135001627789429" text:style-name="WWNum1">
        <text:list-item>
          <text:p text:style-name="P15">¿Qué crees que ocurriría si instalo 2 herramientas para el mismo servicio?, como por ejemplo vsftpd y ProFTPd.</text:p>
        </text:list-item>
      </text:list>
      <text:p text:style-name="P3"/>
      <text:p text:style-name="P3"/>
      <text:list xml:id="list135002349502615" text:continue-numbering="true" text:style-name="WWNum1">
        <text:list-item>
          <text:p text:style-name="P15">Define que es un DNS cache.</text:p>
        </text:list-item>
      </text:list>
      <text:p text:style-name="P3"/>
      <text:p text:style-name="P3"/>
      <text:list xml:id="list135003595460846" text:continue-numbering="true" text:style-name="WWNum1">
        <text:list-item>
          <text:p text:style-name="P15">Explica en que consiste el balanceo de carga.</text:p>
        </text:list-item>
      </text:list>
      <text:p text:style-name="P3"/>
      <text:p text:style-name="P3"/>
      <text:list xml:id="list135002387694600" text:continue-numbering="true" text:style-name="WWNum1">
        <text:list-item>
          <text:p text:style-name="P15">¿En qué consiste el envenenamiento DNS?</text:p>
        </text:list-item>
      </text:list>
      <text:p text:style-name="P3"/>
      <text:p text:style-name="P3"/>
      <text:list xml:id="list135002079598428" text:continue-numbering="true" text:style-name="WWNum1">
        <text:list-item>
          <text:p text:style-name="P15">¿En qué consiste el propagamiento DNS?</text:p>
        </text:list-item>
      </text:list>
      <text:p text:style-name="P5"/>
      <text:p text:style-name="P5"/>
      <text:list xml:id="list135002867255175" text:continue-numbering="true" text:style-name="WWNum1">
        <text:list-item>
          <text:p text:style-name="P15">Explica los permisos de sistema y los permisos de red.</text:p>
        </text:list-item>
      </text:list>
      <text:p text:style-name="P3"/>
      <text:p text:style-name="P3"/>
      <text:p text:style-name="P11">Puertos de los servicios</text:p>
      <text:p text:style-name="P3"/>
      <text:list xml:id="list135003645181382" text:continue-numbering="true" text:style-name="WWNum1">
        <text:list-item>
          <text:p text:style-name="P15">Averiguar los puertos de los siguientes servicios. Indica, si es posible, si son TCP o UDP.</text:p>
        </text:list-item>
      </text:list>
      <text:p text:style-name="P3"/>
      <text:list xml:id="list135001958148343" text:continue-list="list135003627914388" text:style-name="WWNum5">
        <text:list-item>
          <text:p text:style-name="P14">ssh</text:p>
        </text:list-item>
        <text:list-item>
          <text:p text:style-name="P19"><text:span text:style-name="T1">http<text:tab/></text:span><text:span text:style-name="T2">80</text:span></text:p>
        </text:list-item>
        <text:list-item>
          <text:p text:style-name="P19"><text:span text:style-name="T1">https<text:tab/></text:span><text:span text:style-name="T2">8080</text:span></text:p>
        </text:list-item>
        <text:list-item>
          <text:p text:style-name="P14">smtp</text:p>
        </text:list-item>
        <text:list-item>
          <text:p text:style-name="P19"><text:span text:style-name="T1">ftp<text:tab/></text:span><text:span text:style-name="T2">21</text:span></text:p>
        </text:list-item>
        <text:list-item>
          <text:p text:style-name="P14">dns</text:p>
        </text:list-item>
        <text:list-item>
          <text:p text:style-name="P14">dhcp</text:p>
        </text:list-item>
      </text:list>
      <text:p text:style-name="P3"/>
      <text:p text:style-name="P3"/>
      <text:list xml:id="list135002273084746" text:continue-list="list135003645181382" text:style-name="WWNum1">
        <text:list-item>
          <text:p text:style-name="P15">Averigua el uso de los siguientes puertos:</text:p>
        </text:list-item>
      </text:list>
      <text:p text:style-name="P3"/>
      <text:list xml:id="list135003546498168" text:continue-list="list135001958148343" text:style-name="WWNum5">
        <text:list-item>
          <text:p text:style-name="P18">3306</text:p>
        </text:list-item>
        <text:list-item>
          <text:p text:style-name="P18">3074</text:p>
        </text:list-item>
      </text:list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product_5f_name" style:display-name="product_name" style:family="text" style:parent-style-name="Default_20_Paragraph_20_Font"/>
    <style:style style:name="ListLabel_20_32" style:display-name="ListLabel 32" style:family="text">
      <style:text-properties style:font-name-complex="Calibri1" style:font-family-complex="Calibri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9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text-properties style:font-name="Arial" fo:font-size="10pt" fo:language="es" fo:country="ES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9846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3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Sistemas informáticos – Unidad 9<text:tab/><text:tab/>1º 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6</meta:editing-cycles>
    <meta:print-date>2018-02-06T18:11:00</meta:print-date>
    <meta:creation-date>2024-04-08T18:40:00</meta:creation-date>
    <dc:date>2024-04-19T13:50:01.421480758</dc:date>
    <dc:language>es-ES</dc:language>
    <meta:editing-duration>PT25M45S</meta:editing-duration>
    <meta:generator>LibreOffice/7.3.7.2$Linux_X86_64 LibreOffice_project/30$Build-2</meta:generator>
    <meta:document-statistic meta:table-count="1" meta:image-count="0" meta:object-count="0" meta:page-count="2" meta:paragraph-count="57" meta:word-count="489" meta:character-count="2869" meta:non-whitespace-character-count="24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